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16mm"/>
    </style:style>
    <style:style style:name="co2" style:family="table-column">
      <style:table-column-properties fo:break-before="auto" style:column-width="75.79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66.25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indiginous_organiz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uburb/Town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Website</text:p>
          </table:table-cell>
          <table:table-cell/>
          <table:table-cell office:value-type="string" calcext:value-type="string">
            <text:p>lat</text:p>
          </table:table-cell>
          <table:table-cell table:style-name="Default"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</table:table-row>
        <table:table-row table:style-name="ro1">
          <table:table-cell office:value-type="string" calcext:value-type="string">
            <text:p>lbijerri Theatre Company</text:p>
          </table:table-cell>
          <table:table-cell office:value-type="string" calcext:value-type="string">
            <text:p>Arts House, Meat Market, 5 Blackwood Street</text:p>
          </table:table-cell>
          <table:table-cell office:value-type="string" calcext:value-type="string">
            <text:p>Noth Melbourne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http://www.ilbijerri.org.au/</text:p>
          </table:table-cell>
          <table:table-cell office:value-type="string" calcext:value-type="string">
            <text:p>-37.8014406,144.954182</text:p>
          </table:table-cell>
          <table:table-cell table:formula="of:=LEFT([.F2];FIND(&quot;,&quot;;[.F2])-1)" office:value-type="string" office:string-value="-37.8014406" calcext:value-type="string">
            <text:p>-37.8014406</text:p>
          </table:table-cell>
          <table:table-cell table:formula="of:=RIGHT([.F2];FIND(&quot;,&quot;;[.F2])-2)" office:value-type="string" office:string-value="144.954182" calcext:value-type="string">
            <text:p>144.954182</text:p>
          </table:table-cell>
          <table:table-cell office:value-type="string" calcext:value-type="string">
            <text:p>-37.8014406</text:p>
          </table:table-cell>
          <table:table-cell office:value-type="string" calcext:value-type="string">
            <text:p>144.954182</text:p>
          </table:table-cell>
        </table:table-row>
        <table:table-row table:style-name="ro1">
          <table:table-cell office:value-type="string" calcext:value-type="string">
            <text:p>Bunjilaka Aboriginal Cultural Centre</text:p>
          </table:table-cell>
          <table:table-cell office:value-type="string" calcext:value-type="string">
            <text:p>11 Nicholson Street </text:p>
          </table:table-cell>
          <table:table-cell office:value-type="string" calcext:value-type="string">
            <text:p>Carlton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http://museumvictoria.com.au/bunjilaka/</text:p>
          </table:table-cell>
          <table:table-cell office:value-type="string" calcext:value-type="string">
            <text:p>-37.8036574,144.9723261</text:p>
          </table:table-cell>
          <table:table-cell table:formula="of:=LEFT([.F3];FIND(&quot;,&quot;;[.F3])-1)" office:value-type="string" office:string-value="-37.8036574" calcext:value-type="string">
            <text:p>-37.8036574</text:p>
          </table:table-cell>
          <table:table-cell table:formula="of:=RIGHT([.F3];FIND(&quot;,&quot;;[.F3])-2)" office:value-type="string" office:string-value="44.9723261" calcext:value-type="string">
            <text:p>44.9723261</text:p>
          </table:table-cell>
          <table:table-cell office:value-type="string" calcext:value-type="string">
            <text:p>-37.8036574</text:p>
          </table:table-cell>
          <table:table-cell office:value-type="string" calcext:value-type="string">
            <text:p>44.9723261</text:p>
          </table:table-cell>
        </table:table-row>
        <table:table-row table:style-name="ro1">
          <table:table-cell office:value-type="string" calcext:value-type="string">
            <text:p>East Gippsland Aboriginal Art Corporation</text:p>
          </table:table-cell>
          <table:table-cell office:value-type="string" calcext:value-type="string">
            <text:p>222 Nicholson St</text:p>
          </table:table-cell>
          <table:table-cell office:value-type="string" calcext:value-type="string">
            <text:p>Bairnsdale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http://egaac.org.au/</text:p>
          </table:table-cell>
          <table:table-cell office:value-type="string" calcext:value-type="string">
            <text:p>-37.827279,147.617334</text:p>
          </table:table-cell>
          <table:table-cell table:formula="of:=LEFT([.F4];FIND(&quot;,&quot;;[.F4])-1)" office:value-type="string" office:string-value="-37.827279" calcext:value-type="string">
            <text:p>-37.827279</text:p>
          </table:table-cell>
          <table:table-cell table:formula="of:=RIGHT([.F4];FIND(&quot;,&quot;;[.F4])-2)" office:value-type="string" office:string-value="47.617334" calcext:value-type="string">
            <text:p>47.617334</text:p>
          </table:table-cell>
          <table:table-cell office:value-type="string" calcext:value-type="string">
            <text:p>-37.827279</text:p>
          </table:table-cell>
          <table:table-cell office:value-type="string" calcext:value-type="string">
            <text:p>47.617334</text:p>
          </table:table-cell>
        </table:table-row>
        <table:table-row table:style-name="ro1">
          <table:table-cell office:value-type="string" calcext:value-type="string">
            <text:p>Kirrit Barreet</text:p>
          </table:table-cell>
          <table:table-cell office:value-type="string" calcext:value-type="string">
            <text:p>407 Main Road</text:p>
          </table:table-cell>
          <table:table-cell office:value-type="string" calcext:value-type="string">
            <text:p>Ballarat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http://www.aboriginalballarat.com.au/</text:p>
          </table:table-cell>
          <table:table-cell office:value-type="string" calcext:value-type="string">
            <text:p>-37.5723,143.870684</text:p>
          </table:table-cell>
          <table:table-cell table:formula="of:=LEFT([.F5];FIND(&quot;,&quot;;[.F5])-1)" office:value-type="string" office:string-value="-37.5723" calcext:value-type="string">
            <text:p>-37.5723</text:p>
          </table:table-cell>
          <table:table-cell table:formula="of:=RIGHT([.F5];FIND(&quot;,&quot;;[.F5])-2)" office:value-type="string" office:string-value=".870684" calcext:value-type="string">
            <text:p>.870684</text:p>
          </table:table-cell>
          <table:table-cell office:value-type="string" calcext:value-type="string">
            <text:p>-37.5723</text:p>
          </table:table-cell>
          <table:table-cell office:value-type="string" calcext:value-type="string">
            <text:p>.870684</text:p>
          </table:table-cell>
        </table:table-row>
        <table:table-row table:style-name="ro1">
          <table:table-cell office:value-type="string" calcext:value-type="string">
            <text:p>Koorie Heritage Trust</text:p>
          </table:table-cell>
          <table:table-cell office:value-type="string" calcext:value-type="string">
            <text:p>295 King Street</text:p>
          </table:table-cell>
          <table:table-cell office:value-type="string" calcext:value-type="string">
            <text:p>Melbourn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ttp://www.koorieheritagetrust.com/</text:p>
          </table:table-cell>
          <table:table-cell office:value-type="string" calcext:value-type="string">
            <text:p>-37.7267019,145.0528687</text:p>
          </table:table-cell>
          <table:table-cell table:formula="of:=LEFT([.F6];FIND(&quot;,&quot;;[.F6])-1)" office:value-type="string" office:string-value="-37.7267019" calcext:value-type="string">
            <text:p>-37.7267019</text:p>
          </table:table-cell>
          <table:table-cell table:formula="of:=RIGHT([.F6];FIND(&quot;,&quot;;[.F6])-2)" office:value-type="string" office:string-value="45.0528687" calcext:value-type="string">
            <text:p>45.0528687</text:p>
          </table:table-cell>
          <table:table-cell office:value-type="string" calcext:value-type="string">
            <text:p>-37.7267019</text:p>
          </table:table-cell>
          <table:table-cell office:value-type="string" calcext:value-type="string">
            <text:p>45.0528687</text:p>
          </table:table-cell>
        </table:table-row>
        <table:table-row table:style-name="ro1">
          <table:table-cell office:value-type="string" calcext:value-type="string">
            <text:p>National Gallery of Victoria </text:p>
          </table:table-cell>
          <table:table-cell office:value-type="string" calcext:value-type="string">
            <text:p>180 St Kilda Road</text:p>
          </table:table-cell>
          <table:table-cell office:value-type="string" calcext:value-type="string">
            <text:p>Melbourne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http://www.ngv.vic.gov.au/</text:p>
          </table:table-cell>
          <table:table-cell office:value-type="string" calcext:value-type="string">
            <text:p>-37.8226995,144.9686362</text:p>
          </table:table-cell>
          <table:table-cell table:formula="of:=LEFT([.F7];FIND(&quot;,&quot;;[.F7])-1)" office:value-type="string" office:string-value="-37.8226995" calcext:value-type="string">
            <text:p>-37.8226995</text:p>
          </table:table-cell>
          <table:table-cell table:formula="of:=RIGHT([.F7];FIND(&quot;,&quot;;[.F7])-2)" office:value-type="string" office:string-value="44.9686362" calcext:value-type="string">
            <text:p>44.9686362</text:p>
          </table:table-cell>
          <table:table-cell office:value-type="string" calcext:value-type="string">
            <text:p>-37.8226995</text:p>
          </table:table-cell>
          <table:table-cell office:value-type="string" calcext:value-type="string">
            <text:p>44.9686362</text:p>
          </table:table-cell>
        </table:table-row>
        <table:table-row table:style-name="ro1">
          <table:table-cell office:value-type="string" calcext:value-type="string">
            <text:p>Tarerer Festival</text:p>
          </table:table-cell>
          <table:table-cell office:value-type="string" calcext:value-type="string">
            <text:p>200 Timor Street</text:p>
          </table:table-cell>
          <table:table-cell office:value-type="string" calcext:value-type="string">
            <text:p>Warrnambool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http://www.tarerer.com.au/</text:p>
          </table:table-cell>
          <table:table-cell office:value-type="string" calcext:value-type="string">
            <text:p>-38.384587,142.4807641</text:p>
          </table:table-cell>
          <table:table-cell table:formula="of:=LEFT([.F8];FIND(&quot;,&quot;;[.F8])-1)" office:value-type="string" office:string-value="-38.384587" calcext:value-type="string">
            <text:p>-38.384587</text:p>
          </table:table-cell>
          <table:table-cell table:formula="of:=RIGHT([.F8];FIND(&quot;,&quot;;[.F8])-2)" office:value-type="string" office:string-value="2.4807641" calcext:value-type="string">
            <text:p>2.4807641</text:p>
          </table:table-cell>
          <table:table-cell office:value-type="string" calcext:value-type="string">
            <text:p>-38.384587</text:p>
          </table:table-cell>
          <table:table-cell office:value-type="string" calcext:value-type="string">
            <text:p>2.4807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5T04:49:28.360441808</dc:date>
    <dc:creator>PuZZleDucK </dc:creator>
    <meta:editing-duration>PT9M6S</meta:editing-duration>
    <meta:editing-cycles>2</meta:editing-cycles>
    <meta:generator>LibreOffice/4.4.2.2$Linux_X86_64 LibreOffice_project/40m0$Build-2</meta:generator>
    <meta:document-statistic meta:table-count="1" meta:cell-count="79" meta:object-count="0"/>
  </office:meta>
</office:document-meta>
</file>